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Georgia" svg:font-family="Georgia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fo:margin-top="0in" fo:margin-bottom="0.222in" style:line-height-at-least="0.3193in" fo:text-align="start" style:justify-single-word="false" style:text-autospace="none"/>
      <style:text-properties fo:color="#143752" style:font-name="Georgia" fo:font-size="23pt" style:font-name-asian="Georgia" style:font-size-asian="23pt" style:font-name-complex="Georgia" style:font-size-complex="23pt"/>
    </style:style>
    <style:style style:name="P3" style:family="paragraph" style:parent-style-name="Standard" style:list-style-name="">
      <style:paragraph-properties fo:margin-top="0in" fo:margin-bottom="0.1945in" style:line-height-at-least="0.2362in" fo:text-align="start" style:justify-single-word="false" style:text-autospace="none"/>
    </style:style>
    <style:style style:name="P4" style:family="paragraph" style:parent-style-name="Standard" style:list-style-name="">
      <style:paragraph-properties fo:margin-top="0in" fo:margin-bottom="0.1945in" style:line-height-at-least="0.278in" fo:text-align="start" style:justify-single-word="false" style:text-autospace="none"/>
      <style:text-properties fo:color="#1d5b8c" style:font-name="Georgia" fo:font-size="20pt" style:font-name-asian="Georgia" style:font-size-asian="20pt" style:font-name-complex="Georgia" style:font-size-complex="20pt"/>
    </style:style>
    <style:style style:name="P5" style:family="paragraph" style:parent-style-name="Standard" style:list-style-name="">
      <style:paragraph-properties fo:margin-top="0in" fo:margin-bottom="0.1945in" style:line-height-at-least="0.2362in" fo:text-align="start" style:justify-single-word="false" style:text-autospace="none"/>
      <style:text-properties style:use-window-font-color="true" style:font-name="ArialMT" fo:font-size="15pt" style:font-name-asian="ArialMT" style:font-size-asian="15pt" style:font-name-complex="ArialMT" style:font-size-complex="15pt"/>
    </style:style>
    <style:style style:name="P6" style:family="paragraph" style:parent-style-name="Standard">
      <style:paragraph-properties fo:margin-left="0.5in" fo:margin-right="0in" style:line-height-at-least="0.2362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5pt" style:font-name-asian="ArialMT" style:font-size-asian="15pt" style:font-name-complex="ArialMT" style:font-size-complex="15pt"/>
    </style:style>
    <style:style style:name="T1" style:family="text">
      <style:text-properties style:use-window-font-color="true" style:font-name="ArialMT" fo:font-size="15pt" style:font-name-asian="ArialMT" style:font-size-asian="15pt" style:font-name-complex="ArialMT" style:font-size-complex="15pt"/>
    </style:style>
    <style:style style:name="T2" style:family="text">
      <style:text-properties style:use-window-font-color="true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3" style:family="text">
      <style:text-properties style:use-window-font-color="true" style:font-name="ArialMT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T4" style:family="text">
      <style:text-properties fo:color="#000b9c" style:font-name="ArialMT" fo:font-size="15pt" style:font-name-asian="ArialMT" style:font-size-asian="15pt" style:font-name-complex="ArialMT" style:font-size-complex="15pt"/>
    </style:style>
    <style:style style:name="T5" style:family="text">
      <style:text-properties fo:color="#000b9c" style:font-name="ArialMT" fo:font-size="15pt" fo:font-weight="normal" style:font-name-asian="ArialMT" style:font-size-asian="15pt" style:font-weight-asian="normal" style:font-name-complex="ArialMT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out Python</text:p>
      <text:p text:style-name="P3"><text:span text:style-name="T1">Python is a remarkably powerful dynamic programming language that is used in a wide variety of </text:span><text:a xlink:type="simple" xlink:href="http://www.python.org/about/apps"><text:span text:style-name="T4">application domains</text:span></text:a><text:span text:style-name="T1">. Python is often compared to Tcl, Perl, Ruby, Scheme or Java. Some of its key distinguishing features include:</text:span></text:p>
      <text:p text:style-name="P6">very clear, readable syntax</text:p>
      <text:p text:style-name="P6">strong introspection capabilities</text:p>
      <text:p text:style-name="P6">intuitive object orientation</text:p>
      <text:p text:style-name="P6">natural expression of procedural code</text:p>
      <text:p text:style-name="P6">full modularity, supporting hierarchical packages</text:p>
      <text:p text:style-name="P6">exception-based error handling</text:p>
      <text:p text:style-name="P6">very high level dynamic data types</text:p>
      <text:p text:style-name="P6">extensive standard libraries and third party modules for virtually every task</text:p>
      <text:p text:style-name="P6">extensions and modules easily written in C, C++ (or Java for Jython, or .NET languages for IronPython)</text:p>
      <text:p text:style-name="P6">embeddable within applications as a scripting interface</text:p>
      <text:p text:style-name="P4">Python is powerful... and fast</text:p>
      <text:p text:style-name="P3"><text:span text:style-name="T1">Fans of Python use the phrase "batteries included" to describe the </text:span><text:a xlink:type="simple" xlink:href="http://docs.python.org/library/"><text:span text:style-name="T4">standard library</text:span></text:a><text:span text:style-name="T1">, which covers everything from asynchronous processing to zip files. The language itself is a flexible powerhouse that can handle practically any </text:span><text:a xlink:type="simple" xlink:href="http://www.python.org/about/apps"><text:span text:style-name="T4">problem domain</text:span></text:a><text:span text:style-name="T1">. Build your own web server in three lines of code. Build flexible data-driven code using Python's powerful and dynamic introspection capabilities and advanced language features such as </text:span><text:a xlink:type="simple" xlink:href="http://www.onlamp.com/pub/a/python/2003/04/17/metaclasses.html"><text:span text:style-name="T4">meta-classes</text:span></text:a><text:span text:style-name="T1">, </text:span><text:a xlink:type="simple" xlink:href="http://en.wikipedia.org/wiki/Duck_typing"><text:span text:style-name="T4">duck typing</text:span></text:a><text:span text:style-name="T1"> and </text:span><text:a xlink:type="simple" xlink:href="http://www.python.org/dev/peps/pep-0318/"><text:span text:style-name="T4">decorators</text:span></text:a><text:span text:style-name="T1">.</text:span></text:p>
      <text:p text:style-name="P5">Python lets you write the code you need, quickly. And, thanks to a highly optimized byte compiler and support libraries, Python code runs more than fast enough for most applications.</text:p>
      <text:p text:style-name="P4">Python plays well with others</text:p>
      <text:p text:style-name="P3"><text:span text:style-name="T1">Python can integrate with </text:span><text:a xlink:type="simple" xlink:href="http://sourceforge.net/projects/pywin32/"><text:span text:style-name="T4">COM</text:span></text:a><text:span text:style-name="T1">, </text:span><text:a xlink:type="simple" xlink:href="http://www.zope.org/Members/Brian/PythonNet"><text:span text:style-name="T4">.NET</text:span></text:a><text:span text:style-name="T1">, and </text:span><text:a xlink:type="simple" xlink:href="http://aspn.activestate.com/ASPN/Cookbook/Python/Recipe/81254"><text:span text:style-name="T4">CORBA</text:span></text:a><text:span text:style-name="T1"> objects.</text:span></text:p>
      <text:p text:style-name="P3"><text:span text:style-name="T1">For Java libraries, use </text:span><text:a xlink:type="simple" xlink:href="http://www.jython.org/"><text:span text:style-name="T4">Jython</text:span></text:a><text:span text:style-name="T1">, an implementation of Python for the Java Virtual Machine.</text:span></text:p>
      <text:p text:style-name="P3"><text:soft-page-break/><text:span text:style-name="T1">For .NET, try </text:span><text:a xlink:type="simple" xlink:href="http://www.codeplex.com/Wiki/View.aspx?ProjectName=IronPython"><text:span text:style-name="T4">IronPython</text:span></text:a><text:span text:style-name="T1"> , Microsoft's new implementation of Python for .NET, or </text:span><text:a xlink:type="simple" xlink:href="http://pythonnet.sourceforge.net/"><text:span text:style-name="T4">Python for .NET</text:span></text:a><text:span text:style-name="T1">.</text:span></text:p>
      <text:p text:style-name="P3"><text:span text:style-name="T1">Python is also supported for the </text:span><text:a xlink:type="simple" xlink:href="http://www.zeroc.com/ice.html"><text:span text:style-name="T4">Internet Communications Engine (ICE)</text:span></text:a><text:span text:style-name="T1"> and many other integration technologies.</text:span></text:p>
      <text:p text:style-name="P3"><text:span text:style-name="T1">If you find something that Python cannot do, or if you need the performance advantage of low-level code, you can write </text:span><text:a xlink:type="simple" xlink:href="http://www.python.org/doc/ext/intro.html"><text:span text:style-name="T4">extension modules</text:span></text:a><text:span text:style-name="T1"> in C or C++, or wrap existing code with </text:span><text:a xlink:type="simple" xlink:href="http://www.swig.org/"><text:span text:style-name="T4">SWIG</text:span></text:a><text:span text:style-name="T1"> or </text:span><text:a xlink:type="simple" xlink:href="http://www.boost.org/libs/python/doc/"><text:span text:style-name="T4">Boost.Python</text:span></text:a><text:span text:style-name="T1">. Wrapped modules appear to your program exactly like native Python code. That's language integration made easy. You can also go the opposite route and </text:span><text:a xlink:type="simple" xlink:href="http://www.python.org/doc/ext/embedding.html"><text:span text:style-name="T4">embed Python</text:span></text:a><text:span text:style-name="T1"> in your own application, providing your users with a language they'll enjoy using.</text:span></text:p>
      <text:p text:style-name="P4">Python runs everywhere</text:p>
      <text:p text:style-name="P3"><text:span text:style-name="T1">Python is available for all major operating systems: Windows, Linux/Unix, OS/2, Mac, Amiga, among others. There are even versions that run on </text:span><text:a xlink:type="simple" xlink:href="http://workspaces.gotdotnet.com/ironpython"><text:span text:style-name="T4">.NET</text:span></text:a><text:span text:style-name="T1">, the </text:span><text:a xlink:type="simple" xlink:href="http://www.jython.org/"><text:span text:style-name="T4">Java virtual machine</text:span></text:a><text:span text:style-name="T1">, and </text:span><text:a xlink:type="simple" xlink:href="http://www.forum.nokia.com/python"><text:span text:style-name="T4">Nokia Series 60</text:span></text:a><text:span text:style-name="T1"> cell phones. You'll be pleased to know that the same source code will run unchanged across all implementations.</text:span></text:p>
      <text:p text:style-name="P3"><text:span text:style-name="T1">Your favorite system isn't listed here? It may still support Python if there's a C compiler for it. Ask around on </text:span><text:a xlink:type="simple" xlink:href="news:comp.lang.python"><text:span text:style-name="T4">news:comp.lang.python</text:span></text:a><text:span text:style-name="T1"> - or just try compiling Python yourself.</text:span></text:p>
      <text:p text:style-name="P4">Python is friendly... and easy to learn</text:p>
      <text:p text:style-name="P3"><text:span text:style-name="T1">The Python newsgroup is known as one of the friendliest around. The avid developer and user </text:span><text:a xlink:type="simple" xlink:href="http://www.python.org/community"><text:span text:style-name="T4">community</text:span></text:a><text:span text:style-name="T1"> maintains a </text:span><text:a xlink:type="simple" xlink:href="http://wiki.python.org/moin/"><text:span text:style-name="T4">wiki</text:span></text:a><text:span text:style-name="T1">, hosts international and local </text:span><text:a xlink:type="simple" xlink:href="http://www.python.org/community/workshops"><text:span text:style-name="T4">conferences</text:span></text:a><text:span text:style-name="T1">, runs development sprints, and contributes to online code repositories.</text:span></text:p>
      <text:p text:style-name="P3"><text:span text:style-name="T1">Python also comes with complete </text:span><text:a xlink:type="simple" xlink:href="http://www.python.org/doc"><text:span text:style-name="T4">documentation</text:span></text:a><text:span text:style-name="T1">, both integrated into the language and as separate web pages. Online tutorials target both the </text:span><text:a xlink:type="simple" xlink:href="http://wiki.python.org/moin/BeginnersGuide/Programmers"><text:span text:style-name="T4">seasoned programmer</text:span></text:a><text:span text:style-name="T1"> and the </text:span><text:a xlink:type="simple" xlink:href="http://wiki.python.org/moin/BeginnersGuide/NonProgrammers"><text:span text:style-name="T4">newcomer</text:span></text:a><text:span text:style-name="T1">. All are designed to make you productive quickly. The availability of first-rate </text:span><text:a xlink:type="simple" xlink:href="http://wiki.python.org/moin/PythonBooks"><text:span text:style-name="T4">books</text:span></text:a><text:span text:style-name="T1"> completes the learning package.</text:span></text:p>
      <text:p text:style-name="P4">Python is Open</text:p>
      <text:p text:style-name="P3"><text:soft-page-break/><text:span text:style-name="T1">The Python implementation is under an open source license that makes it </text:span><text:span text:style-name="T2">freely usable and distributable, even for commercial use</text:span><text:span text:style-name="T3">. The </text:span><text:a xlink:type="simple" xlink:href="http://www.python.org/psf/license/"><text:span text:style-name="T5">Python license</text:span></text:a><text:span text:style-name="T3"> is administered by the </text:span><text:a xlink:type="simple" xlink:href="http://www.python.org/psf/"><text:span text:style-name="T5">Python Software Foundation</text:span></text:a><text:span text:style-name="T3">.</text:span></text:p>
      <text:p text:style-name="P1"><text:span text:style-name="T3">Take a look at </text:span><text:a xlink:type="simple" xlink:href="http://www.python.org/about/apps"><text:span text:style-name="T5">application domains</text:span></text:a><text:span text:style-name="T3"> where Python is used, or try the </text:span><text:a xlink:type="simple" xlink:href="http://www.python.org/download/"><text:span text:style-name="T5">current download</text:span></text:a><text:span text:style-name="T3"> for yoursel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Georgia" svg:font-family="Georgia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RTF_5f_Num_20_2_20_1" style:display-name="RTF_Num 2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McNeil</meta:initial-creator>
    <meta:creation-date>2010-09-11T21:48:46</meta:creation-date>
    <meta:document-statistic meta:table-count="0" meta:image-count="0" meta:object-count="0" meta:page-count="3" meta:paragraph-count="30" meta:word-count="553" meta:character-count="3597"/>
    <dc:date>2010-09-11T21:50:12</dc:date>
    <dc:creator>Jeff McNeil</dc:creator>
    <meta:editing-duration>PT00H01M28S</meta:editing-duration>
    <meta:editing-cycles>1</meta:editing-cycles>
    <meta:generator>OpenOffice.org/3.2$Unix OpenOffice.org_project/320m18$Build-9502</meta:generator>
  </office:meta>
</office:document-meta>
</file>